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9652e" officeooo:paragraph-rsid="0009652e"/>
    </style:style>
    <style:style style:name="P2" style:family="paragraph" style:parent-style-name="Standard">
      <style:paragraph-properties fo:text-align="center" style:justify-single-word="false"/>
      <style:text-properties officeooo:rsid="0009652e" officeooo:paragraph-rsid="0009652e"/>
    </style:style>
    <style:style style:name="P3" style:family="paragraph" style:parent-style-name="Standard">
      <style:paragraph-properties fo:text-align="start" style:justify-single-word="false"/>
      <style:text-properties officeooo:rsid="000a51d1" officeooo:paragraph-rsid="000a51d1"/>
    </style:style>
    <style:style style:name="P4" style:family="paragraph" style:parent-style-name="Standard">
      <style:paragraph-properties fo:text-align="start" style:justify-single-word="false"/>
      <style:text-properties officeooo:rsid="00101827" officeooo:paragraph-rsid="00101827"/>
    </style:style>
    <style:style style:name="P5" style:family="paragraph" style:parent-style-name="Standard">
      <style:paragraph-properties fo:text-align="start" style:justify-single-word="false"/>
      <style:text-properties officeooo:rsid="00155d3b" officeooo:paragraph-rsid="00155d3b"/>
    </style:style>
    <style:style style:name="P6" style:family="paragraph" style:parent-style-name="Standard">
      <style:paragraph-properties fo:text-align="start" style:justify-single-word="false"/>
      <style:text-properties officeooo:rsid="0019bd45" officeooo:paragraph-rsid="0019bd45"/>
    </style:style>
    <style:style style:name="T1" style:family="text">
      <style:text-properties officeooo:rsid="000a51d1"/>
    </style:style>
    <style:style style:name="T2" style:family="text">
      <style:text-properties officeooo:rsid="000c1492"/>
    </style:style>
    <style:style style:name="T3" style:family="text">
      <style:text-properties officeooo:rsid="0010f3c3"/>
    </style:style>
    <style:style style:name="T4" style:family="text">
      <style:text-properties officeooo:rsid="0011e72b"/>
    </style:style>
    <style:style style:name="T5" style:family="text">
      <style:text-properties officeooo:rsid="00158b01"/>
    </style:style>
    <style:style style:name="T6" style:family="text">
      <style:text-properties officeooo:rsid="001703b0"/>
    </style:style>
    <style:style style:name="T7" style:family="text">
      <style:text-properties officeooo:rsid="0019eb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ko Sarkanj</text:p>
      <text:p text:style-name="P1">Udacity Robotics Nanodegree</text:p>
      <text:p text:style-name="P2">Deep R<text:span text:style-name="T1">einforcement </text:span>L<text:span text:style-name="T1">earning</text:span> <text:span text:style-name="T1">Robotic </text:span>Arm Manipulation Writeup</text:p>
      <text:p text:style-name="P2"/>
      <text:p text:style-name="P3">The task of this project was controlling <text:span text:style-name="T2">r</text:span>obotic arm with <text:span text:style-name="T2">three </text:span>joints in the Gazebo simulator <text:span text:style-name="T2">with help of Deep Q Network. That has been performed in C++ programming language by accessing DQN API with help of dqnAgent class.</text:span></text:p>
      <text:p text:style-name="P3"/>
      <text:p text:style-name="P3">Reward Functions</text:p>
      <text:p text:style-name="P4">First reward function defined was negative reward that happens when the gripper hits the ground. There is <text:span text:style-name="T3">a</text:span> negative reward of 100 when the gripper’s z coordinate reaches bellow or equal to 0.05 . This action cancels the whole episode, <text:span text:style-name="T4">as it sets the parameter “endEpisode” to true</text:span>.</text:p>
      <text:p text:style-name="P4"/>
      <text:p text:style-name="P5">The second reward <text:span text:style-name="T5">function </text:span>defined was <text:span text:style-name="T6">the interim reward based on the distance to the object. This reward function simply measures current and previous distance to the object and gives positive reward if the distance is smaller and the negative if the distance is larger. There is one smoothing parameter “ALPHA” that averages the reward over multiple steps, that parameter will be described in the next section.</text:span></text:p>
      <text:p text:style-name="P5"/>
      <text:p text:style-name="P6">The third reward: collision ...</text:p>
      <text:p text:style-name="P4">Joint control <text:span text:style-name="T7">(VELOCITY_CONTROL fal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3T23:45:39.941572367</meta:creation-date>
    <dc:date>2018-06-04T00:53:04.012297474</dc:date>
    <meta:editing-duration>PT55M56S</meta:editing-duration>
    <meta:editing-cycles>17</meta:editing-cycles>
    <meta:generator>LibreOffice/6.0.4.2$Linux_X86_64 LibreOffice_project/00m0$Build-2</meta:generator>
    <meta:document-statistic meta:table-count="0" meta:image-count="0" meta:object-count="0" meta:page-count="1" meta:paragraph-count="9" meta:word-count="177" meta:character-count="1105" meta:non-whitespace-character-count="937"/>
  </office:meta>
</office:document-meta>
</file>